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RSelection.addSubnode( JCRSelection subnod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election.getSubno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JCR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JCRSelection.setSubnodes( Set sub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equals( Object oth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election.get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RSelection.hasSub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JCRSelection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RSelection.fillNamespaces( Set r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CRSelection.setName( Q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setName( String namespaceURI , String local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RSelec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